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  <style:font-face style:name="Calibri" svg:font-family="Calibri" style:font-family-generic="swiss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14" style:family="paragraph" style:parent-style-name="Standard">
      <style:paragraph-properties text:number-lines="true"/>
      <style:text-properties style:font-name="Calibri" fo:font-size="14pt" style:font-name-asian="Calibri" style:font-size-asian="14pt" style:font-name-complex="Calibri" style:font-size-complex="14pt"/>
    </style:style>
    <style:style style:name="P15" style:family="paragraph" style:parent-style-name="Standard">
      <style:paragraph-properties text:number-lines="true"/>
      <style:text-properties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P16" style:family="paragraph" style:parent-style-name="Standard">
      <style:paragraph-properties text:number-lines="true"/>
      <style:text-properties style:font-name="Calibri" fo:font-size="14pt" fo:font-style="italic" style:font-name-asian="Calibri" style:font-size-asian="14pt" style:font-style-asian="italic" style:font-name-complex="Calibri" style:font-size-complex="14pt" style:font-style-complex="italic"/>
    </style:style>
    <style:style style:name="P17" style:family="paragraph" style:parent-style-name="Standard">
      <style:paragraph-properties text:number-lines="true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 fo:color="#000000"/>
    </style:style>
    <style:style style:name="P18" style:family="paragraph" style:parent-style-name="Standard">
      <style:paragraph-properties text:number-lines="true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P19" style:family="paragraph" style:parent-style-name="Standard">
      <style:paragraph-properties text:number-lines="true"/>
      <style:text-properties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P20" style:family="paragraph" style:parent-style-name="Standard">
      <style:paragraph-properties text:number-lines="true"/>
      <style:text-properties style:font-name="Calibri" fo:font-size="14pt" style:font-name-asian="Calibri" style:font-size-asian="14pt" style:font-name-complex="Calibri" style:font-size-complex="14pt" fo:color="#0000ff"/>
    </style:style>
    <style:style style:name="P21" style:family="paragraph" style:parent-style-name="Standard">
      <style:paragraph-properties text:number-lines="true"/>
      <style:text-properties style:font-name="Calibri" style:font-name-asian="Calibri" style:font-name-complex="Calibri"/>
    </style:style>
    <style:style style:name="P22" style:family="paragraph" style:parent-style-name="Standard">
      <style:paragraph-properties text:number-lines="true"/>
      <style:text-properties style:font-name="Calibri" fo:font-weight="bold" style:font-name-asian="Calibri" style:font-weight-asian="bold" style:font-name-complex="Calibri" style:font-weight-complex="bold"/>
    </style:style>
    <style:style style:name="T9" style:family="text">
      <style:text-properties style:font-name="Calibri" fo:font-size="14pt" fo:font-weight="normal" fo:font-style="normal" fo:language="fr" fo:country="fr" style:font-name-asian="Calibri" style:font-size-asian="14pt" style:font-weight-asian="normal" style:font-style-asian="normal" style:language-asian="none" style:country-asian="none" style:font-name-complex="Calibri" style:font-size-complex="14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0" style:family="text">
      <style:text-properties style:font-name="Calibri" fo:font-size="18pt" fo:font-weight="bold" fo:font-style="normal" fo:language="fr" fo:country="fr" style:font-name-asian="Calibri" style:font-size-asian="18pt" style:font-weight-asian="bold" style:font-style-asian="normal" style:language-asian="none" style:country-asian="none" style:font-name-complex="Calibri" style:font-size-complex="18pt" style:font-weight-complex="bold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1" style:family="text">
      <style:text-properties style:font-name="Calibri" fo:font-size="14pt" fo:font-weight="normal" fo:font-style="italic" fo:language="fr" fo:country="fr" style:font-name-asian="Calibri" style:font-size-asian="14pt" style:font-weight-asian="normal" style:font-style-asian="italic" style:language-asian="none" style:country-asian="none" style:font-name-complex="Calibri" style:font-size-complex="14pt" style:font-weight-complex="normal" style:font-style-complex="italic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2" style:family="text">
      <style:text-properties style:font-name="Calibri" fo:font-size="14pt" fo:font-weight="bold" fo:font-style="normal" fo:language="fr" fo:country="fr" style:font-name-asian="Calibri" style:font-size-asian="14pt" style:font-weight-asian="bold" style:font-style-asian="normal" style:language-asian="none" style:country-asian="none" style:font-name-complex="Calibri" style:font-size-complex="14pt" style:font-weight-complex="bold" style:font-style-complex="normal" style:language-complex="none" style:country-complex="none" fo:font-variant="normal" fo:text-transform="none" fo:color="#000000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3" style:family="text">
      <style:text-properties style:font-name="Calibri" fo:font-size="14pt" fo:font-weight="bold" fo:font-style="normal" fo:language="fr" fo:country="fr" style:font-name-asian="Calibri" style:font-size-asian="14pt" style:font-weight-asian="bold" style:font-style-asian="normal" style:language-asian="none" style:country-asian="none" style:font-name-complex="Calibri" style:font-size-complex="14pt" style:font-weight-complex="bold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4" style:family="text">
      <style:text-properties style:font-name="Calibri" fo:font-size="16pt" fo:font-weight="bold" fo:font-style="normal" fo:language="fr" fo:country="fr" style:font-name-asian="Calibri" style:font-size-asian="16pt" style:font-weight-asian="bold" style:font-style-asian="normal" style:language-asian="none" style:country-asian="none" style:font-name-complex="Calibri" style:font-size-complex="16pt" style:font-weight-complex="bold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5" style:family="text">
      <style:text-properties style:font-name="Calibri" fo:font-size="14pt" fo:font-weight="normal" fo:font-style="normal" fo:language="fr" fo:country="fr" style:font-name-asian="Calibri" style:font-size-asian="14pt" style:font-weight-asian="normal" style:font-style-asian="normal" style:language-asian="none" style:country-asian="none" style:font-name-complex="Calibri" style:font-size-complex="14pt" style:font-weight-complex="normal" style:font-style-complex="normal" style:language-complex="none" style:country-complex="none" fo:font-variant="normal" fo:text-transform="none" fo:color="#0000ff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6" style:family="text">
      <style:text-properties style:font-name="Calibri" fo:font-size="12pt" fo:font-weight="normal" fo:font-style="normal" fo:language="fr" fo:country="fr" style:font-name-asian="Calibri" style:font-size-asian="12pt" style:font-weight-asian="normal" style:font-style-asian="normal" style:language-asian="none" style:country-asian="none" style:font-name-complex="Calibri" style:font-size-complex="12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7" style:family="text">
      <style:text-properties style:font-name="Calibri" fo:font-size="12pt" fo:font-weight="bold" fo:font-style="normal" fo:language="fr" fo:country="fr" style:font-name-asian="Calibri" style:font-size-asian="12pt" style:font-weight-asian="bold" style:font-style-asian="normal" style:language-asian="none" style:country-asian="none" style:font-name-complex="Calibri" style:font-size-complex="12pt" style:font-weight-complex="bold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8" style:family="text">
      <style:text-properties fo:font-weight="bold" style:font-weight-asian="bold" style:font-weight-complex="bold" style:font-style-complex="italic"/>
    </style:style>
    <style:style style:name="T19" style:family="text">
      <style:text-properties style:font-style-complex="italic"/>
    </style:style>
    <style:style style:name="T20" style:family="text">
      <style:text-properties fo:font-size="14pt" fo:font-weight="normal" style:font-weight-asian="normal" style:font-weight-complex="normal"/>
    </style:style>
    <style:style style:name="T21" style:family="text">
      <style:text-properties style:text-underline-style="solid" style:text-underline-mode="continuous" style:text-underline-width="auto" style:text-underline-color="font-color"/>
    </style:style>
    <style:style style:name="T22" style:family="text">
      <style:text-properties fo:font-size="16pt" fo:font-weight="bold" style:font-weight-asian="bold" style:font-weight-complex="bold"/>
    </style:style>
    <style:style style:name="Sect1" style:family="section">
      <style:section-properties/>
    </style:style>
    <style:style style:name="Sect2" style:family="section">
      <style:section-properties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au"/>
        <text:sequence-decl text:display-outline-level="0" text:name="Illustration"/>
        <text:sequence-decl text:display-outline-level="0" text:name="Image"/>
      </text:sequence-decls>
      <text:section text:style-name="Sect1" text:name="Section1">
        <text:p text:style-name="P15">Estructura Básica de un Formulario</text:p>
        <text:p text:style-name="P14"/>
        <text:p text:style-name="P14">Un formulario en HTML se define con la<text:span text:style-name="T18"><text:s/></text:span><text:span text:style-name="T18">etiqueta</text:span><text:span text:style-name="T18"><text:s/></text:span><text:span text:style-name="T18">&lt;</text:span><text:span text:style-name="T18">form</text:span><text:span text:style-name="T18">&gt;</text:span><text:span text:style-name="T18">.</text:span><text:span text:style-name="T19"><text:s/></text:span><text:span text:style-name="T19">Dentro de esta etiqueta,</text:span><text:span text:style-name="T19"><text:s/></text:span></text:p>
        <text:p text:style-name="P14">se colocan varios elementos de entrada (input) que permiten al usuario introducir datos.</text:p>
        <text:p text:style-name="P16">&lt;form action="submit_form.php"<text:s/>method="post"&gt;</text:p>
        <text:p text:style-name="P16"><text:s text:c="3"/><text:s/>&lt;!-- Elementos de entrada van aquí --&gt;</text:p>
        <text:p text:style-name="P16">&lt;/form&gt;</text:p>
        <text:p text:style-name="P14"/>
        <text:p text:style-name="P14">Atributos del Formulario</text:p>
        <text:p text:style-name="P17">1.action:</text:p>
        <text:p text:style-name="P14">Define la URL a la que se enviarán los datos del formulario.</text:p>
        <text:p text:style-name="P14">Ejemplo: action="submit_form.php"</text:p>
        <text:p text:style-name="P18">2. method:</text:p>
        <text:p text:style-name="P14">Especifica el método HTTP que se usará para enviar los datos.</text:p>
        <text:p text:style-name="P14">Valores comunes: GET (envía datos en la URL) y POST (envía datos en el cuerpo de la solicitud).</text:p>
        <text:p text:style-name="P14">Ejemplo: method="post"</text:p>
        <text:p text:style-name="P18">3. enctype:</text:p>
        <text:p text:style-name="P14">Define el tipo de codificación de los datos cuando se envían al servidor.</text:p>
        <text:p text:style-name="P14">Comúnmente usado con method="post".</text:p>
        <text:p text:style-name="P14">Valores comunes: application/x-www-form-urlencoded (por defecto), multipart/form-data (para subir archivos).</text:p>
        <text:p text:style-name="P14">Ejemplo: enctype="multipart/form-data"</text:p>
        <text:p text:style-name="P14"/>
        <text:p text:style-name="P19">Elementos Comunes de un Formulario :<text:span text:style-name="T20">(label+imput)</text:span></text:p>
        <text:p text:style-name="P19"/>
        <text:p text:style-name="P14">Las<text:s/><text:span text:style-name="T18">etiquetas</text:span><text:span text:style-name="T18"><text:s/></text:span><text:span text:style-name="T18">&lt;</text:span><text:span text:style-name="T18">label</text:span><text:span text:style-name="T18">&gt;</text:span><text:span text:style-name="T19"><text:s/></text:span><text:span text:style-name="T19">en HTML son elementos que proporcionan una descripción</text:span></text:p>
        <text:p text:style-name="P14">legible para los elementos de entrada en un formulario.</text:p>
        <text:p text:style-name="P14">Hacer clic en una etiqueta &lt;label&gt;<text:s/>asociada enfoca o activa el elemento de entrada correspondiente.<text:s/></text:p>
        <text:p text:style-name="P22">Sintaxis Básica con &lt;label&gt;</text:p>
        <text:p text:style-name="P21"/>
        <text:p text:style-name="P22">1. Asociación mediante el atributo for:</text:p>
        <text:p text:style-name="P21">El valor del atributo for debe coincidir con el valor del atributo id del<text:s/></text:p>
        <text:p text:style-name="P21">elemento de entrada.</text:p>
        <text:p text:style-name="P21"/>
        <text:p text:style-name="P21">&lt;label for="nombre"&gt;Nombre:&lt;/label&gt;</text:p>
        <text:p text:style-name="P21">&lt;input type="text"<text:s/>id="nombre"<text:s/>name="nombre"&gt;</text:p>
        <text:p text:style-name="P21"/>
        <text:p text:style-name="P22">2. Asociación envolviendo el elemento de entrada:</text:p>
        <text:p text:style-name="P21">La etiqueta &lt;label&gt;<text:s/>puede envolver el elemento de entrada directamente.</text:p>
        <text:p text:style-name="P14"/>
        <text:p text:style-name="P21">&lt;label&gt;Nombre:</text:p>
        <text:p text:style-name="P21"><text:s text:c="3"/><text:s/>&lt;input type="text"<text:s/>name="nombre"&gt;</text:p>
        <text:p text:style-name="P21">&lt;/label&gt;</text:p>
        <text:p text:style-name="P14"><text:s/></text:p>
        <text:p text:style-name="P14"/>
        <text:p text:style-name="P14"/>
        <text:p text:style-name="P18">1. Campo de Texto:</text:p>
        <text:p text:style-name="P14"/>
        <text:p text:style-name="P14"><text:s text:c="3"/>&lt;label for="nombre"&gt;Nombre:&lt;/label&gt;</text:p>
        <text:p text:style-name="P14"><text:s text:c="3"/>&lt;input type="text"<text:s/>id="nombre"<text:s/>name="nombre"&gt;</text:p>
        <text:p text:style-name="P18"/>
        <text:p text:style-name="P18">2. Campo de Contraseña:</text:p>
        <text:p text:style-name="P14"><text:s text:c="3"/></text:p>
        <text:p text:style-name="P14"><text:s text:c="3"/>&lt;label for="password"&gt;Contraseña:&lt;/label&gt;</text:p>
        <text:p text:style-name="P14"><text:s text:c="3"/>&lt;input type="password"<text:s/>id="password"<text:s/>name="password"&gt;</text:p>
        <text:p text:style-name="P14"/>
        <text:p text:style-name="P18">3. Campo de Correo Electrónico:</text:p>
        <text:p text:style-name="P14"/>
        <text:p text:style-name="P14"><text:s text:c="3"/>&lt;label for="email"&gt;Correo Electrónico:&lt;/label&gt;</text:p>
        <text:p text:style-name="P14"><text:s text:c="3"/>&lt;input type="email"<text:s/>id="email"<text:s/>name="email"&gt;</text:p>
        <text:p text:style-name="P14"/>
        <text:p text:style-name="P18">4. Campo de Número:</text:p>
        <text:p text:style-name="P14"/>
        <text:p text:style-name="P14"><text:s text:c="3"/>&lt;label for="edad"&gt;Edad:&lt;/label&gt;</text:p>
        <text:p text:style-name="P14"><text:s text:c="3"/>&lt;input type="number"<text:s/>id="edad"<text:s/>name="edad"&gt;</text:p>
        <text:p text:style-name="P18"/>
        <text:p text:style-name="P18">5. Área de Texto:</text:p>
        <text:p text:style-name="P14"/>
        <text:p text:style-name="P14"><text:s text:c="3"/>&lt;label for="mensaje"&gt;Mensaje:&lt;/label&gt;</text:p>
        <text:p text:style-name="P14"><text:s text:c="3"/>&lt;textarea id="mensaje"<text:s/>name="mensaje"&gt;&lt;/textarea&gt;</text:p>
        <text:p text:style-name="P14"/>
        <text:p text:style-name="P18">6. Botón de Envío:</text:p>
        <text:p text:style-name="P14"/>
        <text:p text:style-name="P14"><text:s text:c="3"/>&lt;input type="submit"<text:s/>value="Enviar"&gt;</text:p>
        <text:p text:style-name="P14"/>
        <text:p text:style-name="P18">7. Botón de Restablecer:</text:p>
        <text:p text:style-name="P14"/>
        <text:p text:style-name="P14"><text:s text:c="3"/>&lt;input type="reset"<text:s/>value="Restablecer"&gt;</text:p>
        <text:p text:style-name="P14"/>
        <text:p text:style-name="P18">8. Casilla de Verificación:</text:p>
        <text:p text:style-name="P14"/>
        <text:p text:style-name="P14"><text:s text:c="3"/>&lt;label for="suscribir"&gt;Suscribirse:&lt;/label&gt;</text:p>
        <text:p text:style-name="P14"><text:s text:c="3"/>&lt;input type="checkbox"<text:s/>id="suscribir"<text:s/>name="suscribir"&gt;</text:p>
        <text:p text:style-name="P14"/>
        <text:p text:style-name="P14"><text:span text:style-name="T18">9. Botón de Radio:</text:span><text:span text:style-name="T19">Dentro de un grupo de botones de radio,</text:span><text:span text:style-name="T19"><text:s/></text:span></text:p>
        <text:p text:style-name="P14">solo una opción puede estar seleccionada a la vez.</text:p>
        <text:p text:style-name="P14"/>
        <text:p text:style-name="P14"><text:s text:c="3"/>&lt;label for="genero_m"&gt;Masculino&lt;/label&gt;</text:p>
        <text:p text:style-name="P14"><text:s text:c="3"/>&lt;input type="radio"<text:s/>id="genero_m"<text:s/>name="genero"<text:s/>value="m"&gt;</text:p>
        <text:p text:style-name="P14"><text:s text:c="3"/>&lt;label for="genero_f"&gt;Femenino&lt;/label&gt;</text:p>
        <text:p text:style-name="P14"><text:s text:c="3"/>&lt;input type="radio"<text:s/>id="genero_f"<text:s/>name="genero"<text:s/>value="f"&gt;</text:p>
        <text:p text:style-name="P14"/>
        <text:p text:style-name="P18">10. Lista Desplegable:</text:p>
        <text:p text:style-name="P14"/>
        <text:p text:style-name="P14"><text:s text:c="3"/><text:s/>&lt;label for="pais"&gt;País:&lt;/label&gt;</text:p>
        <text:p text:style-name="P14"><text:s text:c="3"/><text:s/>&lt;select id="pais"<text:s/>name="pais"&gt;</text:p>
        <text:p text:style-name="P14"><text:s text:c="3"/><text:s/><text:s/><text:s/><text:s/><text:s/>&lt;option value="es"&gt;España&lt;/option&gt;</text:p>
        <text:p text:style-name="P14"><text:s text:c="3"/><text:s/><text:s/><text:s/><text:s/><text:s/>&lt;option value="mx"&gt;México&lt;/option&gt;</text:p>
        <text:p text:style-name="P14"><text:s text:c="3"/><text:s/><text:s/><text:s/><text:s/><text:s/>&lt;option value="ar"&gt;Argentina&lt;/option&gt;</text:p>
        <text:p text:style-name="P14"><text:s text:c="3"/><text:s/>&lt;/select&gt;</text:p>
        <text:p text:style-name="P14"/>
        <text:p text:style-name="P14">Ejemplo Completo de un Formulario</text:p>
        <text:p text:style-name="P14"/>
        <text:p text:style-name="P20">&lt;!DOCTYPE html&gt;</text:p>
        <text:p text:style-name="P20">&lt;html lang="es"&gt;</text:p>
        <text:p text:style-name="P20">&lt;head&gt;</text:p>
        <text:p text:style-name="P20"><text:s text:c="3"/><text:s/>&lt;meta charset="UTF-8"&gt;</text:p>
        <text:p text:style-name="P20"><text:s text:c="3"/><text:s/>&lt;meta name="viewport"<text:s/>content="width=device-width, initial-scale=1.0"&gt;</text:p>
        <text:p text:style-name="P20"><text:s text:c="3"/><text:s/>&lt;title&gt;Formulario de Ejemplo&lt;/title&gt;</text:p>
        <text:p text:style-name="P20">&lt;/head&gt;</text:p>
        <text:p text:style-name="P20">&lt;body&gt;</text:p>
        <text:p text:style-name="P20"><text:s text:c="3"/><text:s/>&lt;h1&gt;Formulario de Registro&lt;/h1&gt;</text:p>
        <text:p text:style-name="P20"><text:s text:c="3"/><text:s/>&lt;form action="submit_form.php"<text:s/>method="post"&gt;</text:p>
        <text:p text:style-name="P20"><text:s text:c="3"/><text:s/><text:s/><text:s/><text:s/><text:s/>&lt;div&gt;</text:p>
        <text:p text:style-name="P20"><text:s text:c="3"/><text:s/><text:s/><text:s/><text:s/><text:s/><text:s/><text:s/><text:s/><text:s/>&lt;label for="nombre"&gt;Nombre:&lt;/label&gt;</text:p>
        <text:p text:style-name="P20"><text:s text:c="3"/><text:s/><text:s/><text:s/><text:s/><text:s/><text:s/><text:s/><text:s/><text:s/>&lt;input type="text"<text:s/>id="nombre"<text:s/>name="nombre"<text:s/>required&gt;</text:p>
        <text:p text:style-name="P20"><text:s text:c="3"/><text:s/><text:s/><text:s/><text:s/><text:s/>&lt;/div&gt;</text:p>
        <text:p text:style-name="P20"><text:s text:c="3"/><text:s/><text:s/><text:s/><text:s/><text:s/>&lt;div&gt;</text:p>
        <text:p text:style-name="P20"><text:s text:c="3"/><text:s/><text:s/><text:s/><text:s/><text:s/><text:s/><text:s/><text:s/><text:s/>&lt;label for="email"&gt;Correo Electrónico:&lt;/label&gt;</text:p>
        <text:p text:style-name="P20"><text:s text:c="3"/><text:s/><text:s/><text:s/><text:s/><text:s/><text:s/><text:s/><text:s/><text:s/>&lt;input type="email"<text:s/>id="email"<text:s/>name="email"<text:s/>required&gt;</text:p>
        <text:p text:style-name="P20"><text:s text:c="3"/><text:s/><text:s/><text:s/><text:s/><text:s/>&lt;/div&gt;</text:p>
        <text:p text:style-name="P20"><text:s text:c="3"/><text:s/><text:s/><text:s/><text:s/><text:s/>&lt;div&gt;</text:p>
        <text:p text:style-name="P20"><text:s text:c="3"/><text:s/><text:s/><text:s/><text:s/><text:s/><text:s/><text:s/><text:s/><text:s/>&lt;label for="password"&gt;Contraseña:&lt;/label&gt;</text:p>
        <text:p text:style-name="P20"><text:s text:c="3"/><text:s/><text:s/><text:s/><text:s/><text:s/><text:s/><text:s/><text:s/><text:s/>&lt;input type="password"<text:s/>id="password"<text:s/>name="password"<text:s/>required&gt;</text:p>
        <text:p text:style-name="P20"><text:s text:c="3"/><text:s/><text:s/><text:s/><text:s/><text:s/>&lt;/div&gt;</text:p>
        <text:p text:style-name="P20"><text:s text:c="3"/><text:s/><text:s/><text:s/><text:s/><text:s/>&lt;div&gt;</text:p>
        <text:p text:style-name="P20"><text:s text:c="3"/><text:s/><text:s/><text:s/><text:s/><text:s/><text:s/><text:s/><text:s/><text:s/>&lt;label for="edad"&gt;Edad:&lt;/label&gt;</text:p>
        <text:p text:style-name="P20"><text:s text:c="3"/><text:s/><text:s/><text:s/><text:s/><text:s/><text:s/><text:s/><text:s/><text:s/>&lt;input type="number"<text:s/>id="edad"<text:s/>name="edad"<text:s/>min="1"<text:s/>max="100"&gt;</text:p>
        <text:p text:style-name="P20"><text:s text:c="3"/><text:s/><text:s/><text:s/><text:s/><text:s/>&lt;/div&gt;</text:p>
        <text:p text:style-name="P20"><text:s text:c="3"/><text:s/><text:s/><text:s/><text:s/><text:s/>&lt;div&gt;</text:p>
        <text:p text:style-name="P20"><text:s text:c="3"/><text:s/><text:s/><text:s/><text:s/><text:s/><text:s/><text:s/><text:s/><text:s/>&lt;label for="mensaje"&gt;Mensaje:&lt;/label&gt;</text:p>
        <text:p text:style-name="P20"><text:s text:c="3"/><text:s/><text:s/><text:s/><text:s/><text:s/><text:s/><text:s/><text:s/><text:s/>&lt;textarea id="mensaje"<text:s/>name="mensaje"&gt;&lt;/textarea&gt;</text:p>
        <text:p text:style-name="P20"><text:s text:c="3"/><text:s/><text:s/><text:s/><text:s/><text:s/>&lt;/div&gt;</text:p>
        <text:p text:style-name="P20"><text:s text:c="3"/><text:s/><text:s/><text:s/><text:s/><text:s/>&lt;div&gt;</text:p>
        <text:p text:style-name="P20"><text:s text:c="3"/><text:s/><text:s/><text:s/><text:s/><text:s/><text:s/><text:s/><text:s/><text:s/>&lt;label for="suscribir"&gt;Suscribirse:&lt;/label&gt;</text:p>
        <text:p text:style-name="P20"><text:s text:c="3"/><text:s/><text:s/><text:s/><text:s/><text:s/><text:s/><text:s/><text:s/><text:s/>&lt;input type="checkbox"<text:s/>id="suscribir"<text:s/>name="suscribir"&gt;</text:p>
        <text:p text:style-name="P20"><text:s text:c="3"/><text:s/><text:s/><text:s/><text:s/><text:s/>&lt;/div&gt;</text:p>
        <text:p text:style-name="P20"><text:s text:c="3"/><text:s/><text:s/><text:s/><text:s/><text:s/>&lt;div&gt;</text:p>
        <text:p text:style-name="P20"><text:s text:c="3"/><text:s/><text:s/><text:s/><text:s/><text:s/><text:s/><text:s/><text:s/><text:s/>&lt;label for="genero_m"&gt;Masculino&lt;/label&gt;</text:p>
        <text:p text:style-name="P20"><text:s text:c="3"/><text:s/><text:s/><text:s/><text:s/><text:s/><text:s/><text:s/><text:s/><text:s/>&lt;input type="radio"<text:s/>id="genero_m"<text:s/>name="genero"<text:s/>value="m"&gt;</text:p>
        <text:p text:style-name="P20"><text:s text:c="3"/><text:s/><text:s/><text:s/><text:s/><text:s/><text:s/><text:s/><text:s/><text:s/>&lt;label for="genero_f"&gt;Femenino&lt;/label&gt;</text:p>
        <text:p text:style-name="P20"><text:s text:c="3"/><text:s/><text:s/><text:s/><text:s/><text:s/><text:s/><text:s/><text:s/><text:s/>&lt;input type="radio"<text:s/>id="genero_f"<text:s/>name="genero"<text:s/>value="f"&gt;</text:p>
        <text:p text:style-name="P20"><text:s text:c="3"/><text:s/><text:s/><text:s/><text:s/><text:s/>&lt;/div&gt;</text:p>
        <text:p text:style-name="P20"><text:s text:c="3"/><text:s/><text:s/><text:s/><text:s/><text:s/>&lt;div&gt;</text:p>
        <text:p text:style-name="P20"><text:s text:c="3"/><text:s/><text:s/><text:s/><text:s/><text:s/><text:s/><text:s/><text:s/><text:s/>&lt;label for="pais"&gt;País:&lt;/label&gt;</text:p>
        <text:p text:style-name="P20"><text:s text:c="3"/><text:s/><text:s/><text:s/><text:s/><text:s/><text:s/><text:s/><text:s/><text:s/>&lt;select id="pais"<text:s/>name="pais"&gt;</text:p>
        <text:p text:style-name="P20"><text:s text:c="3"/><text:s/><text:s/><text:s/><text:s/><text:s/><text:s/><text:s/><text:s/><text:s/><text:s/><text:s/><text:s/><text:s/>&lt;option value="es"&gt;España&lt;/option&gt;</text:p>
        <text:p text:style-name="P20"><text:s text:c="3"/><text:s/><text:s/><text:s/><text:s/><text:s/><text:s/><text:s/><text:s/><text:s/><text:s/><text:s/><text:s/><text:s/>&lt;option value="mx"&gt;México&lt;/option&gt;</text:p>
        <text:p text:style-name="P20"><text:s text:c="3"/><text:s/><text:s/><text:s/><text:s/><text:s/><text:s/><text:s/><text:s/><text:s/><text:s/><text:s/><text:s/><text:s/>&lt;option value="ar"&gt;Argentina&lt;/option&gt;</text:p>
        <text:p text:style-name="P20"><text:s text:c="3"/><text:s/><text:s/><text:s/><text:s/><text:s/><text:s/><text:s/><text:s/><text:s/>&lt;/select&gt;</text:p>
        <text:p text:style-name="P20"><text:s text:c="3"/><text:s/><text:s/><text:s/><text:s/><text:s/>&lt;/div&gt;</text:p>
        <text:p text:style-name="P20"><text:s text:c="3"/><text:s/><text:s/><text:s/><text:s/><text:s/>&lt;div&gt;</text:p>
        <text:p text:style-name="P20"><text:s text:c="3"/><text:s/><text:s/><text:s/><text:s/><text:s/><text:s/><text:s/><text:s/><text:s/>&lt;input type="submit"<text:s/>value="Enviar"&gt;</text:p>
        <text:p text:style-name="P20"><text:s text:c="3"/><text:s/><text:s/><text:s/><text:s/><text:s/><text:s/><text:s/><text:s/><text:s/>&lt;input type="reset"<text:s/>value="Restablecer"&gt;</text:p>
        <text:p text:style-name="P20"><text:s text:c="3"/><text:s/><text:s/><text:s/><text:s/><text:s/>&lt;/div&gt;</text:p>
        <text:p text:style-name="P20"><text:s text:c="3"/><text:s/>&lt;/form&gt;</text:p>
        <text:p text:style-name="P20">&lt;/body&gt;</text:p>
        <text:p text:style-name="P20">&lt;/html&gt;</text:p>
        <text:p text:style-name="P14"/>
        <text:p text:style-name="P18">Puntos Clave:</text:p>
        <text:p text:style-name="P18">1. Validación:</text:p>
        <text:p text:style-name="P14">Atributos como<text:s/><text:span text:style-name="T21">required, min, max, pattern,</text:span><text:span text:style-name="T21"><text:s/></text:span>etc., ayudan a validar los datos en el lado del cliente antes de enviarlos al servidor.</text:p>
        <text:p text:style-name="P18">2. Accesibilidad:</text:p>
        <text:p text:style-name="P14">Usar etiquetas &lt;label&gt;<text:s/>correctamente asociadas con los elementos de entrada mejora la accesibilidad.</text:p>
        <text:p text:style-name="P18">3. Seguridad:</text:p>
        <text:p text:style-name="P14">Siempre<text:s/><text:span text:style-name="T21">validar y sanitizar los datos en el servidor</text:span><text:s/>para prevenir ataques como la<text:s/><text:span text:style-name="T11">inyección SQL y XSS.</text:span></text:p>
        <text:p text:style-name="P18">4. Estilo:</text:p>
        <text:p text:style-name="P14">Los formularios pueden ser estilizados con CSS para mejorar la apariencia y la experiencia del usuario.</text:p>
        <text:p text:style-name="P14">Los formularios en HTML son esenciales para la interacción del usuario con aplicaciones web, permitiendo</text:p>
        <text:p text:style-name="P14">la recolección y envío de datos de manera estructurada y segura.</text:p>
        <text:p text:style-name="P14"/>
        <text:p text:style-name="P14"><text:span text:style-name="T22">Los campos ocultos</text:span><text:s/>(&lt;input type="hidden"&gt;) en un formulario HTML son elementos de entrada que no son visibles para el usuario,<text:s/></text:p>
        <text:p text:style-name="P14">pero que permiten enviar datos adicionales al servidor cuando se envía el formulario.<text:s/></text:p>
        <text:p text:style-name="P14">Estos campos son útiles para incluir información que no necesita ser vista o editada por el usuario,<text:s/></text:p>
        <text:p text:style-name="P14">pero que es necesaria para el procesamiento del formulario en el servidor.</text:p>
        <text:p text:style-name="P14"/>
        <text:p text:style-name="P14">Características de los Campos Ocultos</text:p>
        <text:p text:style-name="P18">1. No Visibles:</text:p>
        <text:p text:style-name="P14">Los campos ocultos no se muestran en la interfaz del usuario.</text:p>
        <text:p text:style-name="P18">2. Envío de Datos:</text:p>
        <text:p text:style-name="P14">Aunque no son visibles, los datos en los campos ocultos se envían al servidor junto con los demás datos del formulario.</text:p>
        <text:p text:style-name="P18">3. Uso Común:</text:p>
        <text:p text:style-name="P14">Enviar identificadores únicos, tokens de seguridad, datos de sesión, o cualquier otra información que no necesita ser visible para el usuario.</text:p>
        <text:p text:style-name="P14"/>
        <text:p text:style-name="P18">Sintaxis Básica</text:p>
        <text:p text:style-name="P14">&lt;input type="hidden"<text:s/>name="nombre_del_campo"<text:s/>value="valor_del_campo"&gt;</text:p>
        <text:p text:style-name="P14"/>
        <text:p text:style-name="P18">Ejemplo de Uso</text:p>
        <text:p text:style-name="P14">Supongamos que tienes un formulario de compra y necesitas enviar el ID<text:s/></text:p>
        <text:p text:style-name="P14">del producto seleccionado sin que el usuario lo vea:</text:p>
        <text:p text:style-name="P14"/>
        <text:p text:style-name="P20">&lt;!DOCTYPE html&gt;</text:p>
        <text:p text:style-name="P20">&lt;html lang="es"&gt;</text:p>
        <text:p text:style-name="P20">&lt;head&gt;</text:p>
        <text:p text:style-name="P20"><text:s text:c="3"/><text:s/>&lt;meta charset="UTF-8"&gt;</text:p>
        <text:p text:style-name="P20"><text:s text:c="3"/><text:s/>&lt;meta name="viewport"<text:s/>content="width=device-width, initial-scale=1.0"&gt;</text:p>
        <text:p text:style-name="P20"><text:s text:c="3"/><text:s/>&lt;title&gt;Formulario de Compra&lt;/title&gt;</text:p>
        <text:p text:style-name="P20">&lt;/head&gt;</text:p>
        <text:p text:style-name="P20">&lt;body&gt;</text:p>
        <text:p text:style-name="P14"><text:span text:style-name="T15"><text:s/></text:span><text:span text:style-name="T15"><text:s/></text:span><text:span text:style-name="T15"><text:s/></text:span><text:span text:style-name="T15"><text:s/></text:span><text:span text:style-name="T15">&lt;</text:span><text:span text:style-name="T15">h1</text:span><text:span text:style-name="T15">&gt;</text:span><text:span text:style-name="T15">Formulario de Compra</text:span><text:span text:style-name="T15">&lt;</text:span><text:span text:style-name="T15">/h1</text:span><text:span text:style-name="T15">&gt;</text:span></text:p>
        <text:p text:style-name="P20"><text:s text:c="3"/><text:s/>&lt;form action="procesar_compra.php"<text:s/>method="post"&gt;</text:p>
        <text:p text:style-name="P20"><text:s text:c="3"/><text:s/><text:s/><text:s/><text:s/><text:s/>&lt;div&gt;</text:p>
        <text:p text:style-name="P20"><text:s text:c="3"/><text:s/><text:s/><text:s/><text:s/><text:s/><text:s/><text:s/><text:s/><text:s/>&lt;label for="nombre"&gt;Nombre:&lt;/label&gt;</text:p>
        <text:p text:style-name="P20"><text:s text:c="3"/><text:s/><text:s/><text:s/><text:s/><text:s/><text:s/><text:s/><text:s/><text:s/>&lt;input type="text"<text:s/>id="nombre"<text:s/>name="nombre"<text:s/>required&gt;</text:p>
        <text:p text:style-name="P20"><text:s text:c="3"/><text:s/><text:s/><text:s/><text:s/><text:s/>&lt;/div&gt;</text:p>
        <text:p text:style-name="P20"><text:s text:c="3"/><text:s/><text:s/><text:s/><text:s/><text:s/>&lt;div&gt;</text:p>
        <text:p text:style-name="P20"><text:s text:c="3"/><text:s/><text:s/><text:s/><text:s/><text:s/><text:s/><text:s/><text:s/><text:s/>&lt;label for="direccion"&gt;Dirección:&lt;/label&gt;</text:p>
        <text:p text:style-name="P20"><text:s text:c="3"/><text:s/><text:s/><text:s/><text:s/><text:s/><text:s/><text:s/><text:s/><text:s/>&lt;input type="text"<text:s/>id="direccion"<text:s/>name="direccion"<text:s/>required&gt;</text:p>
        <text:p text:style-name="P20"><text:s text:c="3"/><text:s/><text:s/><text:s/><text:s/><text:s/>&lt;/div&gt;</text:p>
        <text:p text:style-name="P20"><text:s text:c="3"/><text:s/><text:s/><text:s/><text:s/><text:s/>&lt;div&gt;</text:p>
        <text:p text:style-name="P20"><text:s text:c="3"/><text:s/><text:s/><text:s/><text:s/><text:s/><text:s/><text:s/><text:s/><text:s/>&lt;input type="hidden"<text:s/>name="producto_id"<text:s/>value="12345"&gt;</text:p>
        <text:p text:style-name="P20"><text:s text:c="3"/><text:s/><text:s/><text:s/><text:s/><text:s/>&lt;/div&gt;</text:p>
        <text:p text:style-name="P20"><text:s text:c="3"/><text:s/><text:s/><text:s/><text:s/><text:s/>&lt;div&gt;</text:p>
        <text:p text:style-name="P20"><text:s text:c="3"/><text:s/><text:s/><text:s/><text:s/><text:s/><text:s/><text:s/><text:s/><text:s/>&lt;input type="submit"<text:s/>value="Comprar"&gt;</text:p>
        <text:p text:style-name="P20"><text:s text:c="3"/><text:s/><text:s/><text:s/><text:s/><text:s/>&lt;/div&gt;</text:p>
        <text:p text:style-name="P20"><text:s text:c="3"/><text:s/>&lt;/form&gt;</text:p>
        <text:p text:style-name="P20">&lt;/body&gt;</text:p>
        <text:p text:style-name="P20">&lt;/html&gt;</text:p>
        <text:p text:style-name="P14"/>
        <text:p text:style-name="P18">Puntos Clave</text:p>
        <text:p text:style-name="P18">1. No Interacción del Usuario:</text:p>
        <text:p text:style-name="P14">Los campos ocultos no permiten la interacción del usuario, ya que no son visibles en la interfaz.</text:p>
        <text:p text:style-name="P18">2. Seguridad:</text:p>
        <text:p text:style-name="P14">Aunque los campos ocultos no son visibles, no deben usarse para almacenar información sensible, ya que los usuarios<text:s/></text:p>
        <text:p text:style-name="P14">avanzados pueden ver y modificar el código fuente de la página.</text:p>
        <text:p text:style-name="P18">3. Envío de Datos Adicionales:</text:p>
        <text:p text:style-name="P14">Son útiles para enviar datos adicionales que son necesarios para el procesamiento del formulario en el servidor.</text:p>
        <text:p text:style-name="P18">4. Ejemplos Comunes:</text:p>
        <text:p text:style-name="P14">Identificadores de productos, tokens CSRF (Cross-Site Request Forgery), datos de sesión, etc.</text:p>
        <text:p text:style-name="P14"/>
        <text:p text:style-name="P20">&lt;!DOCTYPE html&gt;</text:p>
        <text:p text:style-name="P20">&lt;html lang="es"&gt;</text:p>
        <text:p text:style-name="P20">&lt;head&gt;</text:p>
        <text:p text:style-name="P20"><text:s text:c="3"/><text:s/>&lt;meta charset="UTF-8"&gt;</text:p>
        <text:p text:style-name="P20"><text:s text:c="3"/><text:s/>&lt;meta name="viewport"<text:s/>content="width=device-width, initial-scale=1.0"&gt;</text:p>
        <text:p text:style-name="P20"><text:s text:c="3"/><text:s/>&lt;title&gt;Formulario de Ejemplo con Campo Oculto&lt;/title&gt;</text:p>
        <text:p text:style-name="P20">&lt;/head&gt;</text:p>
        <text:p text:style-name="P20">&lt;body&gt;</text:p>
        <text:p text:style-name="P20"><text:s text:c="3"/><text:s/>&lt;h1&gt;Formulario de Registro&lt;/h1&gt;</text:p>
        <text:p text:style-name="P20"><text:s text:c="3"/><text:s/>&lt;form action="submit_form.php"<text:s/>method="post"&gt;</text:p>
        <text:p text:style-name="P20"><text:s text:c="3"/><text:s/><text:s/><text:s/><text:s/><text:s/>&lt;div&gt;</text:p>
        <text:p text:style-name="P20"><text:s text:c="3"/><text:s/><text:s/><text:s/><text:s/><text:s/><text:s/><text:s/><text:s/><text:s/>&lt;label for="nombre"&gt;Nombre:&lt;/label&gt;</text:p>
        <text:p text:style-name="P20"><text:s text:c="3"/><text:s/><text:s/><text:s/><text:s/><text:s/><text:s/><text:s/><text:s/><text:s/>&lt;input type="text"<text:s/>id="nombre"<text:s/>name="nombre"<text:s/>required&gt;</text:p>
        <text:p text:style-name="P20"><text:s text:c="3"/><text:s/><text:s/><text:s/><text:s/><text:s/>&lt;/div&gt;</text:p>
        <text:p text:style-name="P20"><text:s text:c="3"/><text:s/><text:s/><text:s/><text:s/><text:s/>&lt;div&gt;</text:p>
        <text:p text:style-name="P20"><text:s text:c="3"/><text:s/><text:s/><text:s/><text:s/><text:s/><text:s/><text:s/><text:s/><text:s/>&lt;label for="email"&gt;Correo Electrónico:&lt;/label&gt;</text:p>
        <text:p text:style-name="P20"><text:s text:c="3"/><text:s/><text:s/><text:s/><text:s/><text:s/><text:s/><text:s/><text:s/><text:s/>&lt;input type="email"<text:s/>id="email"<text:s/>name="email"<text:s/>required&gt;</text:p>
        <text:p text:style-name="P20"><text:s text:c="3"/><text:s/><text:s/><text:s/><text:s/><text:s/>&lt;/div&gt;</text:p>
        <text:p text:style-name="P20"><text:s text:c="3"/><text:s/><text:s/><text:s/><text:s/><text:s/>&lt;div&gt;</text:p>
        <text:p text:style-name="P20"><text:s text:c="3"/><text:s/><text:s/><text:s/><text:s/><text:s/><text:s/><text:s/><text:s/><text:s/>&lt;input type="hidden"<text:s/>name="token"<text:s/>value="abc123"&gt;</text:p>
        <text:p text:style-name="P20"><text:s text:c="3"/><text:s/><text:s/><text:s/><text:s/><text:s/>&lt;/div&gt;</text:p>
        <text:p text:style-name="P20"><text:s text:c="3"/><text:s/><text:s/><text:s/><text:s/><text:s/>&lt;div&gt;</text:p>
        <text:p text:style-name="P20"><text:s text:c="3"/><text:s/><text:s/><text:s/><text:s/><text:s/><text:s/><text:s/><text:s/><text:s/>&lt;input type="submit"<text:s/>value="Enviar"&gt;</text:p>
        <text:p text:style-name="P20"><text:s text:c="3"/><text:s/><text:s/><text:s/><text:s/><text:s/>&lt;/div&gt;</text:p>
        <text:p text:style-name="P20"><text:s text:c="3"/><text:s/>&lt;/form&gt;</text:p>
        <text:p text:style-name="P20">&lt;/body&gt;</text:p>
        <text:p text:style-name="P20">&lt;/html&gt;</text:p>
        <text:p text:style-name="P14"/>
        <text:p text:style-name="P14">En este ejemplo, el<text:s/><text:span text:style-name="T18">campo oculto token</text:span><text:span text:style-name="T19"><text:s/></text:span><text:span text:style-name="T19">se envía junto con los datos del formulario, pero no es visible para el usuario.</text:span></text:p>
        <text:p text:style-name="P14">En resumen, los campos ocultos en un formulario HTML son útiles para enviar datos adicionales al servidor sin mostrarlos en la interfaz del usuario,</text:p>
        <text:p text:style-name="P14">mejorando la funcionalidad y la seguridad del formulario.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</office:font-face-decls>
  <office:styles>
    <style:default-style style:family="paragraph">
      <style:paragraph-properties fo:text-align="start" style:tab-stop-distance="1.249cm" fo:hyphenation-ladder-count="no-limit"/>
      <style:text-properties fo:hyphenate="true" fo:hyphenation-remain-char-count="2" fo:hyphenation-push-char-count="2" style:font-name="Times New Roman" fo:font-size="10pt" fo:language="fr" fo:country="fr" style:font-name-asian="SimSun" style:font-size-asian="10pt" style:language-asian="none" style:country-asian="none" style:font-name-complex="Times New Roman" style:font-size-complex="10pt" style:language-complex="none" style:country-complex="none" style:use-window-font-color="true" style:text-position="0% 100%" style:letter-kerning="true"/>
    </style:default-style>
    <style:default-style style:family="text">
      <style:text-properties style:font-name="Times New Roman" fo:font-size="10pt" style:font-name-asian="SimSun" style:font-size-asian="10pt" style:font-name-complex="Times New Roman" style:font-size-complex="10pt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fo:hyphenation-ladder-count="no-limit" text:number-lines="false"/>
      <style:text-properties fo:hyphenate="true" fo:hyphenation-remain-char-count="2" fo:hyphenation-push-char-count="2" style:font-name="Times New Roman" fo:font-size="10pt" fo:font-weight="normal" fo:font-style="normal" fo:language="fr" fo:country="fr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itre_20_1" style:display-name="Titre 1" style:family="paragraph" style:parent-style-name="Normal" style:next-style-name="Normal" style:default-outline-level="1">
      <style:paragraph-properties fo:margin-top="0.423cm" fo:margin-bottom="0.106cm" fo:keep-with-next="always" fo:keep-together="always" fo:hyphenation-ladder-count="no-limit" text:number-lines="true"/>
      <style:text-properties fo:hyphenate="true" fo:hyphenation-remain-char-count="2" fo:hyphenation-push-char-count="2" style:font-name="Arial" fo:font-size="18pt" fo:font-weight="bold" style:font-size-asian="18pt" style:font-weight-asian="bold" style:font-name-complex="Arial" style:font-size-complex="18pt" style:font-weight-complex="bold"/>
    </style:style>
    <style:style style:name="Titre_20_2" style:display-name="Titre 2" style:family="paragraph" style:parent-style-name="Titre_20_1" style:next-style-name="Normal" style:default-outline-level="2">
      <style:paragraph-properties fo:hyphenation-ladder-count="no-limit" text:number-lines="true"/>
      <style:text-properties fo:hyphenate="true" fo:hyphenation-remain-char-count="2" fo:hyphenation-push-char-count="2" fo:font-size="16pt" style:font-size-asian="16pt" style:font-size-complex="16pt"/>
    </style:style>
    <style:style style:name="Titre_20_3" style:display-name="Titre 3" style:family="paragraph" style:parent-style-name="Titre_20_2" style:next-style-name="Normal" style:default-outline-level="3">
      <style:paragraph-properties fo:hyphenation-ladder-count="no-limit" text:number-lines="true"/>
      <style:text-properties fo:hyphenate="true" fo:hyphenation-remain-char-count="2" fo:hyphenation-push-char-count="2" fo:font-size="14pt" style:font-size-asian="14pt" style:font-size-complex="14pt"/>
    </style:style>
    <style:style style:name="Standard" style:display-name="Standard" style:family="paragraph" style:parent-style-name="Normal">
      <style:paragraph-properties fo:background-color="transparent" fo:padding-left="0.000cm" fo:padding-right="0.000cm" fo:padding-top="0.000cm" fo:padding-bottom="0.000cm" fo:border-left="none" fo:border-right="none" fo:border-top="none" fo:border-bottom="none" text:number-lines="true"/>
      <style:text-properties fo:hyphenate="false" fo:hyphenation-remain-char-count="2" fo:hyphenation-push-char-count="2" fo:font-size="12pt" fo:language="fr" fo:country="fr" style:font-size-asian="12pt" style:font-name-complex="Arial" style:font-size-complex="12pt" fo:background-color="transparent"/>
    </style:style>
    <style:style style:name="Frame" style:family="graphic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chapter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006cm" fo:page-height="29.706cm" style:print-orientation="portrait" fo:margin-top="2.000cm" fo:margin-bottom="2.000cm" fo:margin-left="2.000cm" fo:margin-right="2.000cm">
        <style:footnote-sep style:width="0.021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4-09-20T01:00:04</meta:creation-date>
    <dc:date>2024-09-20T01:35:21</dc:date>
    <meta:print-date>1970-01-01T01:00:00</meta:print-date>
  </office:meta>
</office:document-meta>
</file>